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ctions</text:p>
      <text:p text:style-name="P1"/>
      <text:p text:style-name="P1"/>
      <text:p text:style-name="P1">La correction de ce QCM se fait de manière automatique. Veuillez suivre les instructions suivantes pour remplir correctement la feuille de réponses et ainsi éviter les erreurs de traitement :</text:p>
      <text:list text:style-name="L1">
        <text:list-item>
          <text:p text:style-name="P3">Indiquez vos nom et prénom à l'endroit indiqué.</text:p>
        </text:list-item>
        <text:list-item>
          <text:p text:style-name="P3">Indiquez votre identifiant étudiant de la forme pABCDE en cochant les cases en haut de la page. Le chiffre A doit être coché sur la première ligne, le chiffre B sur la seconde, ...</text:p>
        </text:list-item>
        <text:list-item>
          <text:p text:style-name="P3">N'écrivez rien dans les marges où se trouvent des marques noires.</text:p>
        </text:list-item>
        <text:list-item>
          <text:p text:style-name="P3">Noircissez les cases au crayon gris (de préférence) ou au stylo à bille de couleur noire.<text:line-break/>Ne pas utiliser d'autre couleur.</text:p>
        </text:list-item>
        <text:list-item>
          <text:p text:style-name="P3">Les cases doivent être noircies entièrement. Une coche ou une croix ne suffisent pas.</text:p>
        </text:list-item>
        <text:list-item>
          <text:p text:style-name="P3">Si vous vous êtes trompé, gommez ou utilisez un correcteur liquide pour annuler votre réponse.</text:p>
        </text:list-item>
        <text:list-item>
          <text:p text:style-name="P3">Si votre feuille de réponse est mal imprimée ou souillée, demandez-en une autre au surveillant et reportez l'ensemble de vos réponses sur la nouvelle.</text:p>
        </text:list-item>
        <text:list-item>
          <text:p text:style-name="P3">Faites bien attention de répondre sur les bonnes lignes. Aucune réclamation concernant un décalage de vos réponses n'est recevable.</text:p>
        </text:list-item>
        <text:list-item>
          <text:p text:style-name="P3">Remarquez également qu'il y a 5 colonnes de réponses possibles pour chaque question mais que l'énoncé du QCM ne propose pas forcément 5 choix.</text:p>
        </text:list-item>
        <text:list-item>
          <text:p text:style-name="P3">Le barème est le suivant :</text:p>
          <text:list>
            <text:list-item>
              <text:list>
                <text:list-item>
                  <text:list>
                    <text:list-item>
                      <text:p text:style-name="P3">1 pour une bonne réponse</text:p>
                    </text:list-item>
                    <text:list-item>
                      <text:p text:style-name="P3">0 pour une absence de réponse</text:p>
                    </text:list-item>
                    <text:list-item>
                      <text:p text:style-name="P3">-0,5 pour une mauvaise réponse</text:p>
                    </text:list-item>
                    <text:list-item>
                      <text:p text:style-name="P3">si une question attend plusieurs réponses, les points attribués pour chaque réponse que vous faites respectent le barème ci-dessus</text:p>
                    </text:list-item>
                    <text:list-item>
                      <text:p text:style-name="P3">le total est ramené à une note sur 10 ou sur 20 en attribuant un coefficient à chacune des questions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18T06:09:38</meta:creation-date>
    <dc:date>2008-09-23T17:23:42</dc:date>
    <meta:editing-cycles>17</meta:editing-cycles>
    <meta:editing-duration>PT42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261" meta:character-count="1558"/>
  </office:meta>
</office:document-meta>
</file>